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neva" svg:font-family="Geneva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Geneva" style:font-name-asian="Geneva" style:font-name-complex="Geneva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Verdana" style:font-name-asian="Verdana" style:font-name-complex="Verdana" fo:font-weight="bold" style:font-weight-asian="bold" style:font-weight-complex="bold"/>
    </style:style>
    <style:style style:name="ce4" style:family="table-cell" style:parent-style-name="Default" style:data-style-name="N4">
      <style:text-properties style:font-name="Verdana" style:font-name-asian="Verdana" style:font-name-complex="Verdana" fo:font-weight="bold" style:font-weight-asian="bold" style:font-weight-complex="bold"/>
    </style:style>
    <style:style style:name="ce5" style:family="table-cell" style:parent-style-name="Default" style:data-style-name="N3"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14">
      <style:text-properties style:font-name="Geneva" style:font-name-asian="Geneva" style:font-name-complex="Geneva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">
      <style:text-properties style:font-name="Verdana" style:font-name-asian="Verdana" style:font-name-complex="Verdana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B4C7E7"/>
      <style:text-properties style:font-name="Verdana" style:font-name-asian="Verdana" style:font-name-complex="Verdana"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B4C7E7"/>
      <style:text-properties style:font-name="Verdana" style:font-name-asian="Verdana" style:font-name-complex="Verdana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000000" fo:border-bottom="thin double #000000" fo:border-left="none" fo:border-right="none"/>
      <style:text-properties style:font-name="Verdana" style:font-name-asian="Verdana" style:font-name-complex="Verdana" fo:font-weight="bold" style:font-weight-asian="bold" style:font-weight-complex="bold"/>
    </style:style>
    <style:style style:name="ce12" style:family="table-cell" style:parent-style-name="Default" style:data-style-name="N30">
      <style:text-properties style:font-name="Verdana" style:font-name-asian="Verdana" style:font-name-complex="Verdana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16" style:family="table-cell" style:parent-style-name="Default" style:data-style-name="N3">
      <style:table-cell-properties style:vertical-align="automatic" fo:background-color="#969696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neva" style:font-name-asian="Geneva" style:font-name-complex="Geneva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ext-properties style:font-name="Verdana" style:font-name-asian="Verdana" style:font-name-complex="Verdana"/>
    </style:style>
    <style:style style:name="ce19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/>
    </style:style>
    <style:style style:name="ce20" style:family="table-cell" style:parent-style-name="Default" style:data-style-name="N14"/>
    <style:style style:name="ce21" style:family="table-cell" style:parent-style-name="Default" style:data-style-name="N3">
      <style:table-cell-properties fo:background-color="#969696"/>
      <style:text-properties style:font-name="Verdana" style:font-name-asian="Verdana" style:font-name-complex="Verdana"/>
    </style:style>
    <style:style style:name="ce22" style:family="table-cell" style:parent-style-name="Default" style:data-style-name="N14"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/>
    </style:style>
    <style:style style:name="ce25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/>
    </style:style>
    <style:style style:name="ce26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weight="bold" style:font-weight-asian="bold" style:font-weight-complex="bold"/>
    </style:style>
    <style:style style:name="ce27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28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Verdana" style:font-name-asian="Verdana" style:font-name-complex="Verdana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969696"/>
      <style:text-properties style:font-name="Verdana" style:font-name-asian="Verdana" style:font-name-complex="Verdana"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transparent"/>
      <style:text-properties style:font-name="Geneva" style:font-name-asian="Geneva" style:font-name-complex="Geneva" fo:font-size="10pt" style:font-size-asian="10pt" style:font-size-complex="10pt"/>
    </style:style>
    <style:style style:name="ce31" style:family="table-cell" style:parent-style-name="Default" style:data-style-name="N0">
      <style:text-properties style:font-name="Geneva" style:font-name-asian="Geneva" style:font-name-complex="Geneva" fo:font-size="10pt" style:font-size-asian="10pt" style:font-size-complex="10pt"/>
    </style:style>
    <style:style style:name="ce32" style:family="table-cell" style:parent-style-name="Default" style:data-style-name="N0">
      <style:text-properties style:font-name="Geneva" style:font-name-asian="Geneva" style:font-name-complex="Genev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35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transparent"/>
      <style:text-properties style:font-name="Geneva" style:font-name-asian="Geneva" style:font-name-complex="Geneva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ackground-color="transparent"/>
      <style:text-properties style:font-name="Geneva" style:font-name-asian="Geneva" style:font-name-complex="Geneva"/>
    </style:style>
    <style:style style:name="ce3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transparent"/>
      <style:text-properties style:font-name="Geneva" style:font-name-asian="Geneva" style:font-name-complex="Geneva" fo:font-weight="bold" style:font-weight-asian="bold" style:font-weight-complex="bold"/>
    </style:style>
    <style:style style:name="ce41" style:family="table-cell" style:parent-style-name="Default" style:data-style-name="N14">
      <style:text-properties style:font-name="Geneva" style:font-name-asian="Geneva" style:font-name-complex="Geneva" fo:font-size="10pt" style:font-size-asian="10pt" style:font-size-complex="10pt"/>
    </style:style>
    <style:style style:name="ce42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Verdana" style:font-name-asian="Verdana" style:font-name-complex="Verdana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4C4C4C" fo:border-bottom="thin double #000000" fo:border-left="none" fo:border-right="none" fo:background-color="transparent"/>
      <style:text-properties style:font-name="Verdana" style:font-name-asian="Verdana" style:font-name-complex="Verdana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4C4C4C" fo:border-bottom="thin double #000000" fo:border-left="none" fo:border-right="none" fo:background-color="#969696"/>
      <style:text-properties style:font-name="Verdana" style:font-name-asian="Verdana" style:font-name-complex="Verdana" fo:font-weight="bold" style:font-weight-asian="bold" style:font-weight-complex="bold"/>
    </style:style>
    <style:style style:name="ce46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 fo:font-weight="bold" style:font-weight-asian="bold" style:font-weight-complex="bold"/>
    </style:style>
    <style:style style:name="ce47" style:family="table-cell" style:parent-style-name="Default" style:data-style-name="N14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transparent"/>
      <style:text-properties style:font-name="Verdana" style:font-name-asian="Verdana" style:font-name-complex="Verdana" fo:font-weight="bold" style:font-weight-asian="bold" style:font-weight-complex="bold"/>
    </style:style>
    <style:style style:name="ce50" style:family="table-cell" style:parent-style-name="Default" style:data-style-name="N3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6">
      <style:text-properties style:font-name="Verdana" style:font-name-asian="Verdana" style:font-name-complex="Verdana"/>
    </style:style>
    <style:style style:name="ce53" style:family="table-cell" style:parent-style-name="Default" style:data-style-name="N3">
      <style:text-properties style:font-name="Verdana" style:font-name-asian="Verdana" style:font-name-complex="Verdana"/>
    </style:style>
    <style:style style:name="ce54" style:family="table-cell" style:parent-style-name="Default" style:data-style-name="N4">
      <style:text-properties style:font-name="Verdana" style:font-name-asian="Verdana" style:font-name-complex="Verdana"/>
    </style:style>
    <style:style style:name="co1" style:family="table-column">
      <style:table-column-properties fo:break-before="auto" style:column-width="2.68111111111111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35138888888889cm"/>
    </style:style>
    <style:style style:name="co6" style:family="table-column">
      <style:table-column-properties fo:break-before="auto" style:column-width="2.34597222222222cm"/>
    </style:style>
    <style:style style:name="co7" style:family="table-column">
      <style:table-column-properties fo:break-before="auto" style:column-width="2.71638888888889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Klinge_NSF" table:style-name="ta1">
        <table:table-column table:style-name="co1" table:default-cell-style-name="ce1" table:visibility="collapse"/>
        <table:table-column table:style-name="co2" table:default-cell-style-name="ce18"/>
        <table:table-column table:style-name="co3" table:default-cell-style-name="ce54"/>
        <table:table-column table:style-name="co4" table:default-cell-style-name="ce54"/>
        <table:table-column table:style-name="co5" table:number-columns-repeated="2" table:default-cell-style-name="ce54"/>
        <table:table-column table:style-name="co5" table:default-cell-style-name="ce53"/>
        <table:table-column table:style-name="co6" table:default-cell-style-name="ce19"/>
        <table:table-column table:style-name="co7" table:default-cell-style-name="ce20"/>
        <table:table-column table:style-name="co8" table:number-columns-repeated="229" table:default-cell-style-name="ce1"/>
        <table:table-column table:style-name="co1" table:number-columns-repeated="784" table:default-cell-style-name="ce1"/>
        <table:table-column table:style-name="co9" table:number-columns-repeated="15362" table:default-cell-style-name="ce1"/>
        <table:table-row table:style-name="ro1">
          <table:table-cell table:style-name="ce2"/>
          <table:table-cell office:value-type="string" table:style-name="ce3">
            <text:p>Titus Klinge - NSF</text:p>
          </table:table-cell>
          <table:table-cell table:number-columns-repeated="4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office:value-type="string" table:style-name="ce3">
            <text:p>Collaborative Grant:</text:p>
          </table:table-cell>
          <table:table-cell table:number-columns-repeated="4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office:value-type="string" table:style-name="ce3">
            <text:p><text:s text:c="2"/>Drake</text:p>
          </table:table-cell>
          <table:table-cell office:value-type="float" office:value="328879.77151999995" table:formula="of:=[.G39]" table:style-name="ce8">
            <text:p>328,880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office:value-type="string" table:style-name="ce9">
            <text:p><text:s text:c="2"/>ISU</text:p>
          </table:table-cell>
          <table:table-cell office:value-type="float" office:value="556192" table:style-name="ce10">
            <text:p>556,192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office:value-type="string" table:style-name="ce3">
            <text:p><text:s text:c="2"/>Grinnell</text:p>
          </table:table-cell>
          <table:table-cell office:value-type="float" office:value="230000" table:style-name="ce8">
            <text:p>230,000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table:style-name="ce3"/>
          <table:table-cell office:value-type="float" office:value="1115071.77152" table:formula="of:=SUM([.C3:.C5])" table:style-name="ce11">
            <text:p>1,115,072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table:style-name="ce3"/>
          <table:table-cell table:number-columns-repeated="4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office:value-type="string" table:style-name="ce12">
            <text:p>Budget Proposal (Due 11/12/20)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office:value-type="string" table:style-name="ce12">
            <text:p>Total Request $1,200,000/4 years</text:p>
          </table:table-cell>
          <table:table-cell table:number-columns-repeated="4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1">
          <table:table-cell table:style-name="ce2"/>
          <table:table-cell table:style-name="ce12"/>
          <table:table-cell table:number-columns-repeated="4" table:style-name="ce4"/>
          <table:table-cell table:style-name="ce5"/>
          <table:table-cell table:style-name="ce6"/>
          <table:table-cell table:style-name="ce7"/>
          <table:table-cell table:number-columns-repeated="54" table:style-name="ce2"/>
          <table:table-cell table:number-columns-repeated="16321"/>
        </table:table-row>
        <table:table-row table:style-name="ro2">
          <table:table-cell table:style-name="ce13"/>
          <table:table-cell table:style-name="ce14"/>
          <table:table-cell office:value-type="string" table:style-name="ce15">
            <text:p>Year 1 Budget</text:p>
          </table:table-cell>
          <table:table-cell office:value-type="string" table:style-name="ce15">
            <text:p>Year 2 Budget</text:p>
          </table:table-cell>
          <table:table-cell office:value-type="string" table:style-name="ce15">
            <text:p>Year 3 Budget</text:p>
          </table:table-cell>
          <table:table-cell office:value-type="string" table:style-name="ce15">
            <text:p>Year 4 Budget</text:p>
          </table:table-cell>
          <table:table-cell office:value-type="string" table:style-name="ce16">
            <text:p>Total Budget</text:p>
          </table:table-cell>
          <table:table-cell table:number-columns-repeated="16377" table:style-name="ce17"/>
        </table:table-row>
        <table:table-row table:style-name="ro3">
          <table:table-cell table:number-columns-repeated="2" table:style-name="ce18"/>
          <table:table-cell office:value-type="string" table:style-name="ce15">
            <text:p>Drake</text:p>
          </table:table-cell>
          <table:table-cell office:value-type="string" table:style-name="ce15">
            <text:p>Drake</text:p>
          </table:table-cell>
          <table:table-cell office:value-type="string" table:style-name="ce15">
            <text:p>Drake</text:p>
          </table:table-cell>
          <table:table-cell office:value-type="string" table:style-name="ce15">
            <text:p>Drake</text:p>
          </table:table-cell>
          <table:table-cell office:value-type="string" table:style-name="ce16">
            <text:p>Drake</text:p>
          </table:table-cell>
          <table:table-cell table:style-name="ce19"/>
          <table:table-cell table:style-name="ce20"/>
          <table:table-cell table:number-columns-repeated="16375" table:style-name="ce1"/>
        </table:table-row>
        <table:table-row table:style-name="ro3">
          <table:table-cell table:number-columns-repeated="2" table:style-name="ce18"/>
          <table:table-cell table:number-columns-repeated="4" table:style-name="ce15"/>
          <table:table-cell table:style-name="ce21"/>
          <table:table-cell table:style-name="ce19"/>
          <table:table-cell office:value-type="string" table:style-name="ce22">
            <text:p>STUDENTS</text:p>
          </table:table-cell>
          <table:table-cell table:number-columns-repeated="16375" table:style-name="ce1"/>
        </table:table-row>
        <table:table-row table:style-name="ro3">
          <table:table-cell table:style-name="ce18"/>
          <table:table-cell office:value-type="string" table:style-name="ce3">
            <text:p>Salaries</text:p>
          </table:table-cell>
          <table:table-cell table:number-columns-repeated="4" table:style-name="ce15"/>
          <table:table-cell table:style-name="ce21"/>
          <table:table-cell table:style-name="ce19"/>
          <table:table-cell office:value-type="string" table:style-name="ce23">
            <text:p>Wage</text:p>
          </table:table-cell>
          <table:table-cell office:value-type="float" office:value="15" table:style-name="ce1">
            <text:p>15</text:p>
          </table:table-cell>
          <table:table-cell table:number-columns-repeated="16374" table:style-name="ce1"/>
        </table:table-row>
        <table:table-row table:style-name="ro3">
          <table:table-cell table:style-name="ce18"/>
          <table:table-cell office:value-type="string" table:style-name="ce18">
            <text:p><text:s text:c="2"/>Titus Klinge (2 month Summer Salary)</text:p>
          </table:table-cell>
          <table:table-cell office:value-type="float" office:value="16773.333333333336" table:formula="of:=[.$J$28]*[.$J$27]*[.$J$29]" table:style-name="ce19">
            <text:p>16,773</text:p>
          </table:table-cell>
          <table:table-cell office:value-type="float" office:value="17108.800000000003" table:formula="of:=[.C15]*[.$J$27]" table:style-name="ce19">
            <text:p>17,109</text:p>
          </table:table-cell>
          <table:table-cell office:value-type="float" office:value="17450.976000000002" table:formula="of:=[.D15]*[.$J$27]" table:style-name="ce19">
            <text:p>17,451</text:p>
          </table:table-cell>
          <table:table-cell office:value-type="float" office:value="17799.995520000004" table:formula="of:=[.E15]*[.$J$27]" table:style-name="ce19">
            <text:p>17,800</text:p>
          </table:table-cell>
          <table:table-cell office:value-type="float" office:value="69133.104853333352" table:formula="of:=SUM([.C15:.F15])" table:style-name="ce21">
            <text:p>69,133</text:p>
          </table:table-cell>
          <table:table-cell table:style-name="ce19"/>
          <table:table-cell office:value-type="string" table:style-name="ce23">
            <text:p>Students</text:p>
          </table:table-cell>
          <table:table-cell office:value-type="float" office:value="3" table:style-name="ce1">
            <text:p>3</text:p>
          </table:table-cell>
          <table:table-cell table:number-columns-repeated="16374" table:style-name="ce1"/>
        </table:table-row>
        <table:table-row table:style-name="ro3">
          <table:table-cell table:style-name="ce18"/>
          <table:table-cell table:style-name="ce24"/>
          <table:table-cell table:number-columns-repeated="4" table:style-name="ce25"/>
          <table:table-cell table:style-name="ce21"/>
          <table:table-cell table:style-name="ce19"/>
          <table:table-cell office:value-type="string" table:style-name="ce23">
            <text:p>Semester Hrs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3">
          <table:table-cell table:style-name="ce18"/>
          <table:table-cell office:value-type="string" table:style-name="ce26">
            <text:p>Undergrad Students</text:p>
          </table:table-cell>
          <table:table-cell table:number-columns-repeated="4" table:style-name="ce25"/>
          <table:table-cell table:style-name="ce21"/>
          <table:table-cell table:style-name="ce19"/>
          <table:table-cell office:value-type="string" table:style-name="ce23">
            <text:p>Semester Wks</text:p>
          </table:table-cell>
          <table:table-cell office:value-type="float" office:value="14" table:style-name="ce1">
            <text:p>14</text:p>
          </table:table-cell>
          <table:table-cell table:number-columns-repeated="16374" table:style-name="ce1"/>
        </table:table-row>
        <table:table-row table:style-name="ro3">
          <table:table-cell table:style-name="ce18"/>
          <table:table-cell office:value-type="string" table:style-name="ce24">
            <text:p>40 hrs/wk, 9 weeks (Summer)</text:p>
          </table:table-cell>
          <table:table-cell office:value-type="float" office:value="18000" table:formula="of:=[.$J$15]*[.$J$14]*[.$J$18]*[.$J$19]" table:style-name="ce25">
            <text:p>18,000</text:p>
          </table:table-cell>
          <table:table-cell office:value-type="float" office:value="18000" table:formula="of:=[.$J$15]*[.$J$14]*[.$J$18]*[.$J$19]" table:style-name="ce25">
            <text:p>18,000</text:p>
          </table:table-cell>
          <table:table-cell office:value-type="float" office:value="18000" table:formula="of:=[.$J$15]*[.$J$14]*[.$J$18]*[.$J$19]" table:style-name="ce25">
            <text:p>18,000</text:p>
          </table:table-cell>
          <table:table-cell office:value-type="float" office:value="18000" table:formula="of:=[.$J$15]*[.$J$14]*[.$J$18]*[.$J$19]" table:style-name="ce25">
            <text:p>18,000</text:p>
          </table:table-cell>
          <table:table-cell office:value-type="float" office:value="72000" table:formula="of:=SUM([.C18:.F18])" table:style-name="ce21">
            <text:p>72,000</text:p>
          </table:table-cell>
          <table:table-cell table:style-name="ce19"/>
          <table:table-cell office:value-type="string" table:style-name="ce23">
            <text:p>Summer Hrs</text:p>
          </table:table-cell>
          <table:table-cell office:value-type="float" office:value="40" table:style-name="ce1">
            <text:p>40</text:p>
          </table:table-cell>
          <table:table-cell table:number-columns-repeated="16374" table:style-name="ce1"/>
        </table:table-row>
        <table:table-row table:style-name="ro3">
          <table:table-cell table:style-name="ce18"/>
          <table:table-cell office:value-type="string" table:style-name="ce24">
            <text:p>10 hrs/wk, 14 weeks (Semester)</text:p>
          </table:table-cell>
          <table:table-cell office:value-type="float" office:value="12600" table:formula="of:=[.$J$15]*[.$J$14]*[.$J$17]*[.$J$16]*2" table:style-name="ce25">
            <text:p>12,600</text:p>
          </table:table-cell>
          <table:table-cell office:value-type="float" office:value="12600" table:formula="of:=[.$J$15]*[.$J$14]*[.$J$17]*[.$J$16]*2" table:style-name="ce25">
            <text:p>12,600</text:p>
          </table:table-cell>
          <table:table-cell office:value-type="float" office:value="12600" table:formula="of:=[.$J$15]*[.$J$14]*[.$J$17]*[.$J$16]*2" table:style-name="ce25">
            <text:p>12,600</text:p>
          </table:table-cell>
          <table:table-cell office:value-type="float" office:value="12600" table:formula="of:=[.$J$15]*[.$J$14]*[.$J$17]*[.$J$16]*2" table:style-name="ce25">
            <text:p>12,600</text:p>
          </table:table-cell>
          <table:table-cell office:value-type="float" office:value="50400" table:formula="of:=SUM([.C19:.F19])" table:style-name="ce21">
            <text:p>50,400</text:p>
          </table:table-cell>
          <table:table-cell table:style-name="ce19"/>
          <table:table-cell office:value-type="string" table:style-name="ce23">
            <text:p>Summer Wks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2">
          <table:table-cell office:value-type="float" office:value="60030" table:style-name="ce27">
            <text:p>60030</text:p>
          </table:table-cell>
          <table:table-cell table:style-name="ce18"/>
          <table:table-cell table:number-columns-repeated="4" table:style-name="ce28"/>
          <table:table-cell table:style-name="ce29"/>
          <table:table-cell table:style-name="ce30"/>
          <table:table-cell table:number-columns-repeated="2" table:style-name="ce1"/>
          <table:table-cell table:number-columns-repeated="16374" table:style-name="ce31"/>
        </table:table-row>
        <table:table-row table:style-name="ro2">
          <table:table-cell table:style-name="ce27"/>
          <table:table-cell table:style-name="ce18"/>
          <table:table-cell table:number-columns-repeated="4" table:style-name="ce28"/>
          <table:table-cell table:style-name="ce29"/>
          <table:table-cell table:number-columns-repeated="3" table:style-name="ce30"/>
          <table:table-cell table:number-columns-repeated="16374" table:style-name="ce31"/>
        </table:table-row>
        <table:table-row table:style-name="ro2">
          <table:table-cell table:style-name="ce27"/>
          <table:table-cell office:value-type="string" table:style-name="ce3">
            <text:p>Benefits</text:p>
          </table:table-cell>
          <table:table-cell table:number-columns-repeated="4" table:style-name="ce19"/>
          <table:table-cell table:style-name="ce29"/>
          <table:table-cell table:number-columns-repeated="3" table:style-name="ce30"/>
          <table:table-cell table:number-columns-repeated="16374" table:style-name="ce31"/>
        </table:table-row>
        <table:table-row table:style-name="ro2">
          <table:table-cell table:style-name="ce27"/>
          <table:table-cell office:value-type="string" table:style-name="ce24">
            <text:p><text:s text:c="3"/>FT Benefits @28.3%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SUM([.C23:.F23])" table:style-name="ce21">
            <text:p>0</text:p>
          </table:table-cell>
          <table:table-cell table:number-columns-repeated="16377" table:style-name="ce31"/>
        </table:table-row>
        <table:table-row table:style-name="ro2">
          <table:table-cell table:style-name="ce27"/>
          <table:table-cell office:value-type="string" table:style-name="ce18">
            <text:p><text:s text:c="3"/>PT Benefits @ 7.7%</text:p>
          </table:table-cell>
          <table:table-cell office:value-type="float" office:value="1292" table:formula="of:=ROUND([.C15]*0.077;0)" table:style-name="ce19">
            <text:p>1,292</text:p>
          </table:table-cell>
          <table:table-cell office:value-type="float" office:value="1317" table:formula="of:=ROUND([.D15]*0.077;0)" table:style-name="ce19">
            <text:p>1,317</text:p>
          </table:table-cell>
          <table:table-cell office:value-type="float" office:value="1344" table:formula="of:=ROUND([.E15]*0.077;0)" table:style-name="ce19">
            <text:p>1,344</text:p>
          </table:table-cell>
          <table:table-cell office:value-type="float" office:value="1371" table:formula="of:=ROUND([.F15]*0.077;0)" table:style-name="ce19">
            <text:p>1,371</text:p>
          </table:table-cell>
          <table:table-cell office:value-type="float" office:value="5324" table:formula="of:=SUM([.C24:.F24])" table:style-name="ce21">
            <text:p>5,324</text:p>
          </table:table-cell>
          <table:table-cell table:number-columns-repeated="16377" table:style-name="ce31"/>
        </table:table-row>
        <table:table-row table:style-name="ro2">
          <table:table-cell office:value-type="float" office:value="66000" table:style-name="ce27">
            <text:p>66000</text:p>
          </table:table-cell>
          <table:table-cell office:value-type="string" table:style-name="ce18">
            <text:p><text:s text:c="3"/>FICA 7.65%</text:p>
          </table:table-cell>
          <table:table-cell office:value-type="float" office:value="1377" table:formula="of:=ROUND(([.C18])*0.0765;0)" table:style-name="ce19">
            <text:p>1,377</text:p>
          </table:table-cell>
          <table:table-cell office:value-type="float" office:value="1377" table:formula="of:=ROUND(([.D18])*0.0765;0)" table:style-name="ce19">
            <text:p>1,377</text:p>
          </table:table-cell>
          <table:table-cell office:value-type="float" office:value="1377" table:formula="of:=ROUND(([.E18])*0.0765;0)" table:style-name="ce19">
            <text:p>1,377</text:p>
          </table:table-cell>
          <table:table-cell office:value-type="float" office:value="1377" table:formula="of:=ROUND(([.F18])*0.0765;0)" table:style-name="ce19">
            <text:p>1,377</text:p>
          </table:table-cell>
          <table:table-cell office:value-type="float" office:value="5508" table:formula="of:=SUM([.C25:.F25])" table:style-name="ce21">
            <text:p>5,508</text:p>
          </table:table-cell>
          <table:table-cell table:style-name="ce31"/>
          <table:table-cell office:value-type="string" table:style-name="ce32">
            <text:p>ME</text:p>
          </table:table-cell>
          <table:table-cell table:number-columns-repeated="16375" table:style-name="ce31"/>
        </table:table-row>
        <table:table-row table:style-name="ro2">
          <table:table-cell table:style-name="ce27"/>
          <table:table-cell table:style-name="ce18"/>
          <table:table-cell table:style-name="ce33"/>
          <table:table-cell table:style-name="ce28"/>
          <table:table-cell table:number-columns-repeated="2" table:style-name="ce33"/>
          <table:table-cell table:style-name="ce29"/>
          <table:table-cell table:style-name="ce31"/>
          <table:table-cell office:value-type="string" table:style-name="ce32">
            <text:p>Salary</text:p>
          </table:table-cell>
          <table:table-cell office:value-type="float" office:value="74000" table:style-name="ce31">
            <text:p>74000</text:p>
          </table:table-cell>
          <table:table-cell table:number-columns-repeated="16374" table:style-name="ce31"/>
        </table:table-row>
        <table:table-row table:style-name="ro2">
          <table:table-cell table:style-name="ce34"/>
          <table:table-cell office:value-type="string" table:style-name="ce26">
            <text:p>Supplies</text:p>
          </table:table-cell>
          <table:table-cell table:number-columns-repeated="4" table:style-name="ce19"/>
          <table:table-cell office:value-type="float" office:value="0" table:formula="of:=SUM([.C27:.F27])" table:style-name="ce21">
            <text:p>0</text:p>
          </table:table-cell>
          <table:table-cell table:style-name="ce35"/>
          <table:table-cell office:value-type="string" table:style-name="ce36">
            <text:p>Raise</text:p>
          </table:table-cell>
          <table:table-cell office:value-type="float" office:value="1.02" table:style-name="ce30">
            <text:p>1.02</text:p>
          </table:table-cell>
          <table:table-cell table:number-columns-repeated="16374" table:style-name="ce30"/>
        </table:table-row>
        <table:table-row table:style-name="ro2">
          <table:table-cell table:style-name="ce34"/>
          <table:table-cell table:style-name="ce24"/>
          <table:table-cell table:number-columns-repeated="4" table:style-name="ce19"/>
          <table:table-cell table:style-name="ce29"/>
          <table:table-cell table:style-name="ce35"/>
          <table:table-cell office:value-type="string" table:style-name="ce36">
            <text:p>Salary/Mo</text:p>
          </table:table-cell>
          <table:table-cell office:value-type="float" office:value="8222.2222222222226" table:formula="of:=[.J26]/9" table:style-name="ce30">
            <text:p>8222.222222</text:p>
          </table:table-cell>
          <table:table-cell table:number-columns-repeated="16374" table:style-name="ce30"/>
        </table:table-row>
        <table:table-row table:style-name="ro2">
          <table:table-cell table:style-name="ce34"/>
          <table:table-cell office:value-type="string" table:style-name="ce26">
            <text:p>Travel</text:p>
          </table:table-cell>
          <table:table-cell table:number-columns-repeated="4" table:style-name="ce19"/>
          <table:table-cell table:style-name="ce21"/>
          <table:table-cell table:style-name="ce35"/>
          <table:table-cell office:value-type="string" table:style-name="ce36">
            <text:p>Months/Yr</text:p>
          </table:table-cell>
          <table:table-cell office:value-type="float" office:value="2" table:style-name="ce30">
            <text:p>2</text:p>
          </table:table-cell>
          <table:table-cell table:number-columns-repeated="16374" table:style-name="ce30"/>
        </table:table-row>
        <table:table-row table:style-name="ro3">
          <table:table-cell table:style-name="ce1"/>
          <table:table-cell office:value-type="string" table:style-name="ce18">
            <text:p><text:s text:c="2"/>Domestic Conference 2/yr</text:p>
          </table:table-cell>
          <table:table-cell table:style-name="ce19"/>
          <table:table-cell office:value-type="float" office:value="6800" table:formula="of:=[.$J$31]*[.$J$32]" table:style-name="ce18">
            <text:p>6800</text:p>
          </table:table-cell>
          <table:table-cell office:value-type="float" office:value="6800" table:formula="of:=[.$J$31]*[.$J$32]" table:style-name="ce18">
            <text:p>6800</text:p>
          </table:table-cell>
          <table:table-cell office:value-type="float" office:value="6800" table:formula="of:=[.$J$31]*[.$J$32]" table:style-name="ce18">
            <text:p>6800</text:p>
          </table:table-cell>
          <table:table-cell office:value-type="float" office:value="20400" table:formula="of:=SUM([.C30:.F30])" table:style-name="ce21">
            <text:p>20,400</text:p>
          </table:table-cell>
          <table:table-cell table:style-name="ce19"/>
          <table:table-cell table:number-columns-repeated="4" table:style-name="ce37"/>
          <table:table-cell table:number-columns-repeated="16372"/>
        </table:table-row>
        <table:table-row table:style-name="ro2">
          <table:table-cell table:style-name="ce24"/>
          <table:table-cell office:value-type="string" table:style-name="ce18">
            <text:p><text:s text:c="2"/>Int'l Conference <text:s text:c="9"/>2/yr</text:p>
          </table:table-cell>
          <table:table-cell table:style-name="ce19"/>
          <table:table-cell office:value-type="float" office:value="5300" table:formula="of:=[.$J$33]*[.$J$34]" table:style-name="ce19">
            <text:p>5,300</text:p>
          </table:table-cell>
          <table:table-cell office:value-type="float" office:value="5300" table:formula="of:=[.$J$33]*[.$J$34]" table:style-name="ce19">
            <text:p>5,300</text:p>
          </table:table-cell>
          <table:table-cell office:value-type="float" office:value="5300" table:formula="of:=[.$J$33]*[.$J$34]" table:style-name="ce19">
            <text:p>5,300</text:p>
          </table:table-cell>
          <table:table-cell office:value-type="float" office:value="15900" table:formula="of:=SUM([.C31:.F31])" table:style-name="ce21">
            <text:p>15,900</text:p>
          </table:table-cell>
          <table:table-cell table:style-name="ce19"/>
          <table:table-cell office:value-type="string" table:style-name="ce23">
            <text:p>Domestic Conf</text:p>
          </table:table-cell>
          <table:table-cell office:value-type="float" office:value="1700" table:style-name="ce31">
            <text:p>1700</text:p>
          </table:table-cell>
          <table:table-cell table:number-columns-repeated="16374" table:style-name="ce38"/>
        </table:table-row>
        <table:table-row table:style-name="ro2">
          <table:table-cell office:value-type="float" office:value="75020" table:style-name="ce27">
            <text:p>75020</text:p>
          </table:table-cell>
          <table:table-cell office:value-type="string" table:style-name="ce18">
            <text:p>Inter-Institutional Travel</text:p>
          </table:table-cell>
          <table:table-cell office:value-type="float" office:value="480" table:style-name="ce18">
            <text:p>480</text:p>
          </table:table-cell>
          <table:table-cell office:value-type="float" office:value="480" table:style-name="ce18">
            <text:p>480</text:p>
          </table:table-cell>
          <table:table-cell office:value-type="float" office:value="480" table:style-name="ce18">
            <text:p>480</text:p>
          </table:table-cell>
          <table:table-cell office:value-type="float" office:value="480" table:style-name="ce18">
            <text:p>480</text:p>
          </table:table-cell>
          <table:table-cell office:value-type="float" office:value="1920" table:formula="of:=SUM([.C32:.F32])" table:style-name="ce29">
            <text:p>1,920</text:p>
          </table:table-cell>
          <table:table-cell table:style-name="ce35"/>
          <table:table-cell office:value-type="string" table:style-name="ce23">
            <text:p>Num Domestic</text:p>
          </table:table-cell>
          <table:table-cell office:value-type="float" office:value="4" table:style-name="ce1">
            <text:p>4</text:p>
          </table:table-cell>
          <table:table-cell table:number-columns-repeated="16374" table:style-name="ce31"/>
        </table:table-row>
        <table:table-row table:style-name="ro2">
          <table:table-cell table:style-name="ce27"/>
          <table:table-cell table:number-columns-repeated="5" table:style-name="ce18"/>
          <table:table-cell table:style-name="ce29"/>
          <table:table-cell table:style-name="ce35"/>
          <table:table-cell office:value-type="string" table:style-name="ce23">
            <text:p>Int Conf</text:p>
          </table:table-cell>
          <table:table-cell office:value-type="float" office:value="2650" table:style-name="ce31">
            <text:p>2650</text:p>
          </table:table-cell>
          <table:table-cell table:number-columns-repeated="16374" table:style-name="ce31"/>
        </table:table-row>
        <table:table-row table:style-name="ro3">
          <table:table-cell table:style-name="ce26"/>
          <table:table-cell office:value-type="string" table:style-name="ce3">
            <text:p>Indirect <text:s/>@ 36.7%</text:p>
          </table:table-cell>
          <table:table-cell office:value-type="float" office:value="18542" table:formula="of:=ROUND(SUM([.C15:.C33])*0.367;0)" table:style-name="ce25">
            <text:p>18,542</text:p>
          </table:table-cell>
          <table:table-cell office:value-type="float" office:value="23115" table:formula="of:=ROUND(SUM([.D15:.D33])*0.367;0)" table:style-name="ce25">
            <text:p>23,115</text:p>
          </table:table-cell>
          <table:table-cell office:value-type="float" office:value="23250" table:formula="of:=ROUND(SUM([.E15:.E33])*0.367;0)" table:style-name="ce25">
            <text:p>23,250</text:p>
          </table:table-cell>
          <table:table-cell office:value-type="float" office:value="23388" table:formula="of:=ROUND(SUM([.F15:.F33])*0.367;0)" table:style-name="ce25">
            <text:p>23,388</text:p>
          </table:table-cell>
          <table:table-cell office:value-type="float" office:value="88295" table:formula="of:=SUM([.C34:.F34])" table:style-name="ce21">
            <text:p>88,295</text:p>
          </table:table-cell>
          <table:table-cell table:style-name="ce33"/>
          <table:table-cell office:value-type="string" table:style-name="ce39">
            <text:p>Num Conf</text:p>
          </table:table-cell>
          <table:table-cell office:value-type="float" office:value="2" table:style-name="ce38">
            <text:p>2</text:p>
          </table:table-cell>
          <table:table-cell table:number-columns-repeated="2" table:style-name="ce38"/>
          <table:table-cell table:number-columns-repeated="16372" table:style-name="ce40"/>
        </table:table-row>
        <table:table-row table:number-rows-repeated="3" table:style-name="ro2">
          <table:table-cell table:style-name="ce27"/>
          <table:table-cell table:number-columns-repeated="5" table:style-name="ce18"/>
          <table:table-cell table:style-name="ce29"/>
          <table:table-cell table:style-name="ce35"/>
          <table:table-cell table:number-columns-repeated="16376" table:style-name="ce31"/>
        </table:table-row>
        <table:table-row table:style-name="ro2">
          <table:table-cell table:style-name="ce27"/>
          <table:table-cell table:number-columns-repeated="5" table:style-name="ce18"/>
          <table:table-cell table:style-name="ce29"/>
          <table:table-cell table:style-name="ce35"/>
          <table:table-cell table:style-name="ce41"/>
          <table:table-cell table:number-columns-repeated="16375" table:style-name="ce31"/>
        </table:table-row>
        <table:table-row table:style-name="ro3">
          <table:table-cell table:style-name="ce42"/>
          <table:table-cell office:value-type="string" table:style-name="ce43">
            <text:p>TOTAL REQUEST</text:p>
          </table:table-cell>
          <table:table-cell office:value-type="float" office:value="69064" table:formula="of:=ROUND(SUM([.C15:.C38]);0)" table:style-name="ce44">
            <text:p>69,064</text:p>
          </table:table-cell>
          <table:table-cell office:value-type="float" office:value="86097.8" table:formula="of:=SUM([.D15:.D34])" table:style-name="ce44">
            <text:p>86,098</text:p>
          </table:table-cell>
          <table:table-cell office:value-type="float" office:value="86601.975999999995" table:formula="of:=SUM([.E15:.E34])" table:style-name="ce44">
            <text:p>86,602</text:p>
          </table:table-cell>
          <table:table-cell office:value-type="float" office:value="87115.995519999997" table:formula="of:=SUM([.F15:.F34])" table:style-name="ce44">
            <text:p>87,116</text:p>
          </table:table-cell>
          <table:table-cell office:value-type="float" office:value="328879.77151999995" table:formula="of:=SUM([.C39:.F39])" table:style-name="ce45">
            <text:p>328,880</text:p>
          </table:table-cell>
          <table:table-cell table:style-name="ce46"/>
          <table:table-cell table:style-name="ce47"/>
          <table:table-cell table:number-columns-repeated="16375" table:style-name="ce42"/>
        </table:table-row>
        <table:table-row table:style-name="ro3">
          <table:table-cell table:style-name="ce42"/>
          <table:table-cell table:style-name="ce48"/>
          <table:table-cell table:number-columns-repeated="4" table:style-name="ce49"/>
          <table:table-cell table:style-name="ce50"/>
          <table:table-cell table:style-name="ce51"/>
          <table:table-cell table:number-columns-repeated="16376" table:style-name="ce42"/>
        </table:table-row>
        <table:table-row table:style-name="ro3">
          <table:table-cell table:style-name="ce1"/>
          <table:table-cell table:style-name="ce52"/>
          <table:table-cell table:number-columns-repeated="4" table:style-name="ce24"/>
          <table:table-cell office:value-type="float" office:value="328880.10485333332" table:formula="of:=SUM([.G15:.G34])" table:style-name="ce53">
            <text:p>328,880</text:p>
          </table:table-cell>
          <table:table-cell table:style-name="ce19"/>
          <table:table-cell table:style-name="ce20"/>
          <table:table-cell table:number-columns-repeated="16375" table:style-name="ce1"/>
        </table:table-row>
        <table:table-row table:style-name="ro3">
          <table:table-cell table:style-name="ce1"/>
          <table:table-cell table:style-name="ce18"/>
          <table:table-cell office:value-type="float" office:value="2669" table:style-name="ce54">
            <text:p>2,669.00</text:p>
          </table:table-cell>
          <table:table-cell office:value-type="float" office:value="2694" table:style-name="ce54">
            <text:p>2,694.00</text:p>
          </table:table-cell>
          <table:table-cell office:value-type="float" office:value="2721" table:style-name="ce54">
            <text:p>2,721.00</text:p>
          </table:table-cell>
          <table:table-cell office:value-type="float" office:value="2748" table:style-name="ce54">
            <text:p>2,748.00</text:p>
          </table:table-cell>
          <table:table-cell table:style-name="ce53"/>
          <table:table-cell table:style-name="ce19"/>
          <table:table-cell table:style-name="ce20"/>
          <table:table-cell table:number-columns-repeated="16375" table:style-name="ce1"/>
        </table:table-row>
        <table:table-row table:number-rows-repeated="1048532" table:style-name="ro3">
          <table:table-cell table:number-columns-repeated="16384"/>
        </table:table-row>
        <table:table-row table:number-rows-repeated="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neva" svg:font-family="Geneva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integer-digits="4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Excel_32_Built-in_32_Heading_32_1" style:display-name="Excel Built-in 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Excel_32_Built-in_32_Heading_32_2" style:display-name="Excel Built-in 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Excel_32_Built-in_32_Neutral" style:display-name="Excel Built-in 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Excel_32_Built-in_32_Note" style:display-name="Excel Built-in 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Excel_BuiltIn_20_37__32_-_32_Accent1" style:display-name="Excel_BuiltIn_20% - Accent1" style:family="table-cell" style:data-style-name="N0">
      <style:table-cell-properties style:vertical-align="automatic" fo:background-color="#CCCCFF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.0453in" fo:margin-bottom="1.0453in" fo:margin-left="0.7in" fo:margin-right="0.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000722553</meta:initial-creator>
    <dc:creator>jil</dc:creator>
    <meta:creation-date>2011-12-21T09:38:47Z</meta:creation-date>
    <dc:date>2020-11-03T16:48:24Z</dc:date>
    <meta:print-date>2019-11-04T13:52:38Z</meta:print-date>
    <meta:editing-cycles>28</meta:editing-cycles>
    <meta:editing-duration>PT67311S</meta:editing-duration>
    <meta:user-defined meta:name="AppVersion">16.0300</meta:user-defined>
    <meta:user-defined meta:name="ContentTypeId">0x01010042925002D871AF4398D67A2A05CB8F5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